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d9a04" officeooo:paragraph-rsid="000d9a04"/>
    </style:style>
    <style:style style:name="P2" style:family="paragraph" style:parent-style-name="Standard">
      <style:text-properties style:text-underline-style="solid" style:text-underline-width="auto" style:text-underline-color="font-color" officeooo:rsid="000f7651" officeooo:paragraph-rsid="000f7651"/>
    </style:style>
    <style:style style:name="P3" style:family="paragraph" style:parent-style-name="Standard" style:list-style-name="L1">
      <style:text-properties style:text-underline-style="none" officeooo:rsid="000d9a04" officeooo:paragraph-rsid="000d9a04"/>
    </style:style>
    <style:style style:name="P4" style:family="paragraph" style:parent-style-name="Standard" style:list-style-name="L2">
      <style:text-properties style:text-underline-style="none" officeooo:rsid="000d9a04" officeooo:paragraph-rsid="000d9a04"/>
    </style:style>
    <style:style style:name="P5" style:family="paragraph" style:parent-style-name="Standard" style:list-style-name="L3">
      <style:text-properties style:text-underline-style="none" officeooo:rsid="000d9a04" officeooo:paragraph-rsid="000d9a04"/>
    </style:style>
    <style:style style:name="P6" style:family="paragraph" style:parent-style-name="Standard" style:list-style-name="L2">
      <style:text-properties style:text-underline-style="none" officeooo:rsid="000f7651" officeooo:paragraph-rsid="000f7651"/>
    </style:style>
    <style:style style:name="P7" style:family="paragraph" style:parent-style-name="Standard" style:list-style-name="L4">
      <style:text-properties style:text-underline-style="none" officeooo:rsid="00114dfe" officeooo:paragraph-rsid="00114dfe"/>
    </style:style>
    <style:style style:name="T1" style:family="text">
      <style:text-properties officeooo:rsid="000f76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concepts:</text:p>
      <text:p text:style-name="P1"/>
      <text:p text:style-name="P1">Interface Design:</text:p>
      <text:list xml:id="list8475618749303244822" text:style-name="L1">
        <text:list-item>
          <text:p text:style-name="P3">Circle Menus</text:p>
          <text:list>
            <text:list-item>
              <text:p text:style-name="P3">Rotational design</text:p>
              <text:list>
                <text:list-item>
                  <text:p text:style-name="P3">1DOF</text:p>
                </text:list-item>
                <text:list-item>
                  <text:p text:style-name="P3">some options may be hard to rotate to</text:p>
                </text:list-item>
                <text:list-item>
                  <text:p text:style-name="P3">Doesn't support sub-menus without button clicks</text:p>
                </text:list-item>
              </text:list>
            </text:list-item>
            <text:list-item>
              <text:p text:style-name="P3">Wedge design</text:p>
              <text:list>
                <text:list-item>
                  <text:p text:style-name="P3">Promotes Short-cuts</text:p>
                </text:list-item>
                <text:list-item>
                  <text:p text:style-name="P3">2DOF</text:p>
                </text:list-item>
                <text:list-item>
                  <text:p text:style-name="P3">Movement size may be hard to define (fatigue vs reliability)</text:p>
                </text:list-item>
              </text:list>
            </text:list-item>
          </text:list>
        </text:list-item>
        <text:list-item>
          <text:p text:style-name="P3">On wrist Menu</text:p>
          <text:list>
            <text:list-item>
              <text:p text:style-name="P3">Solves depth issue somewhat</text:p>
            </text:list-item>
            <text:list-item>
              <text:p text:style-name="P3">Doesn't require devote menu button</text:p>
            </text:list-item>
            <text:list-item>
              <text:p text:style-name="P3">Repetitive motion may be an issue</text:p>
            </text:list-item>
            <text:list-item>
              <text:p text:style-name="P3">2DOF</text:p>
            </text:list-item>
          </text:list>
        </text:list-item>
      </text:list>
      <text:p text:style-name="P1">Navigation:</text:p>
      <text:list xml:id="list5870274358366494974" text:style-name="L3">
        <text:list-item>
          <text:p text:style-name="P5">Viewpoint Manipulation</text:p>
        </text:list-item>
      </text:list>
      <text:list xml:id="list7504372146263644589" text:style-name="L2">
        <text:list-item>
          <text:list>
            <text:list-item>
              <text:p text:style-name="P4">God View</text:p>
              <text:list>
                <text:list-item>
                  <text:p text:style-name="P4">World-in-Hand metaphor</text:p>
                  <text:list>
                    <text:list-item>
                      <text:p text:style-name="P4">reduces fatigue</text:p>
                    </text:list-item>
                    <text:list-item>
                      <text:p text:style-name="P4">Encourages users to think about terrain in novel ways</text:p>
                    </text:list-item>
                    <text:list-item>
                      <text:p text:style-name="P4">Potential for more natural movements</text:p>
                    </text:list-item>
                    <text:list-item>
                      <text:p text:style-name="P4">May require explicitly switching between navigation and interaction modes</text:p>
                    </text:list-item>
                  </text:list>
                </text:list-item>
              </text:list>
            </text:list-item>
            <text:list-item>
              <text:p text:style-name="P4">First person View</text:p>
              <text:list>
                <text:list-item>
                  <text:p text:style-name="P4">Flying</text:p>
                  <text:list>
                    <text:list-item>
                      <text:p text:style-name="P4">Effective for covering large distances</text:p>
                    </text:list-item>
                    <text:list-item>
                      <text:p text:style-name="P4">May cause Nausea issues</text:p>
                    </text:list-item>
                    <text:list-item>
                      <text:p text:style-name="P4">If implemented must be vehicle based (certain static elements)</text:p>
                    </text:list-item>
                  </text:list>
                </text:list-item>
                <text:list-item>
                  <text:p text:style-name="P4">Walking</text:p>
                  <text:list>
                    <text:list-item>
                      <text:p text:style-name="P4">Slow, only useful for covering a local area</text:p>
                    </text:list-item>
                    <text:list-item>
                      <text:p text:style-name="P4">Simulates most likely user experience</text:p>
                    </text:list-item>
                    <text:list-item>
                      <text:p text:style-name="P4">Requires smooth terrain</text:p>
                    </text:list-item>
                  </text:list>
                </text:list-item>
                <text:list-item>
                  <text:p text:style-name="P4">Teleportation</text:p>
                  <text:list>
                    <text:list-item>
                      <text:p text:style-name="P4">reduces possibility of nausea if implemented well</text:p>
                    </text:list-item>
                    <text:list-item>
                      <text:p text:style-name="P4">less spatial awareness</text:p>
                    </text:list-item>
                    <text:list-item>
                      <text:p text:style-name="P4">Fast travel times</text:p>
                    </text:list-item>
                    <text:list-item>
                      <text:p text:style-name="P4">requires destination to be selectab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Location and Orientation aides</text:p>
          <text:list>
            <text:list-item>
              <text:p text:style-name="P4">Landmarks</text:p>
              <text:list>
                <text:list-item>
                  <text:p text:style-name="P4">Need to be easily vi<text:span text:style-name="T1">sible</text:span></text:p>
                </text:list-item>
                <text:list-item>
                  <text:p text:style-name="P4">Consistently <text:span text:style-name="T1">shaped and labelled for orientation</text:span></text:p>
                </text:list-item>
                <text:list-item>
                  <text:p text:style-name="P6">Some method for placement of artefacts</text:p>
                </text:list-item>
              </text:list>
            </text:list-item>
            <text:list-item>
              <text:p text:style-name="P6">Map</text:p>
              <text:list>
                <text:list-item>
                  <text:p text:style-name="P6">Mini-map</text:p>
                  <text:list>
                    <text:list-item>
                      <text:p text:style-name="P6">Very good for both placement and orientation</text:p>
                    </text:list-item>
                    <text:list-item>
                      <text:p text:style-name="P6">May take up too much real estate on HMD</text:p>
                    </text:list-item>
                  </text:list>
                </text:list-item>
                <text:list-item>
                  <text:p text:style-name="P6">Map overlay</text:p>
                  <text:list>
                    <text:list-item>
                      <text:p text:style-name="P6"><text:soft-page-break/>requires devoted button</text:p>
                    </text:list-item>
                    <text:list-item>
                      <text:p text:style-name="P6">obscures environment for locating land marks</text:p>
                    </text:list-item>
                    <text:list-item>
                      <text:p text:style-name="P6">Very precise</text:p>
                    </text:list-item>
                  </text:list>
                </text:list-item>
              </text:list>
            </text:list-item>
            <text:list-item>
              <text:p text:style-name="P6">Way finding arrow</text:p>
              <text:list>
                <text:list-item>
                  <text:p text:style-name="P6">Minimal</text:p>
                </text:list-item>
                <text:list-item>
                  <text:p text:style-name="P6">Not good for relative navigation</text:p>
                </text:list-item>
                <text:list-item>
                  <text:p text:style-name="P6">needs way to set goal</text:p>
                </text:list-item>
              </text:list>
            </text:list-item>
          </text:list>
        </text:list-item>
      </text:list>
      <text:p text:style-name="P2">Environment Interaction:</text:p>
      <text:list xml:id="list9054926541315073080" text:style-name="L4">
        <text:list-item>
          <text:p text:style-name="P7">AAAD</text:p>
          <text:list>
            <text:list-item>
              <text:p text:style-name="P7">Go-Go hand</text:p>
              <text:list>
                <text:list-item>
                  <text:p text:style-name="P7">simulates natural gestures</text:p>
                </text:list-item>
                <text:list-item>
                  <text:p text:style-name="P7">Complex interaction with non-linear scaling may be hard/ imprecise</text:p>
                </text:list-item>
                <text:list-item>
                  <text:p text:style-name="P7">Use for selection only?</text:p>
                </text:list-item>
              </text:list>
            </text:list-item>
            <text:list-item>
              <text:p text:style-name="P7">Ray-casting</text:p>
              <text:list>
                <text:list-item>
                  <text:p text:style-name="P7">Touch controllers pick up pointing gestures</text:p>
                </text:list-item>
                <text:list-item>
                  <text:p text:style-name="P7">Selection only</text:p>
                </text:list-item>
                <text:list-item>
                  <text:p text:style-name="P7">Cone-casting alternative</text:p>
                </text:list-item>
              </text:list>
            </text:list-item>
            <text:list-item>
              <text:p text:style-name="P7">Use AAAD techniques for selection primarily and provide local copy of <text:s/>point widget for direct manipulation</text:p>
            </text:list-item>
            <text:list-item>
              <text:p text:style-name="P7">AAAD also used for placing landmarks/setting way finding points</text:p>
            </text:list-item>
          </text:list>
        </text:list-item>
        <text:list-item>
          <text:p text:style-name="P7">Terrain sketching</text:p>
          <text:list>
            <text:list-item>
              <text:p text:style-name="P7">Users draw against skybox using ray casting?</text:p>
            </text:list-item>
            <text:list-item>
              <text:p text:style-name="P7">Automatic interpretation vs. user selected options</text:p>
            </text:list-item>
            <text:list-item>
              <text:p text:style-name="P7">FPV only or allow in God View?</text:p>
            </text:list-item>
            <text:list-item>
              <text:p text:style-name="P7">Is implementing this too great a change from desktop interface? (bias users towards the VR interface)</text:p>
            </text:list-item>
            <text:list-item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3:41:52.834586469</meta:creation-date>
    <dc:date>2017-05-23T14:26:46.853694418</dc:date>
    <meta:editing-duration>PT13M53S</meta:editing-duration>
    <meta:editing-cycles>1</meta:editing-cycles>
    <meta:document-statistic meta:table-count="0" meta:image-count="0" meta:object-count="0" meta:page-count="2" meta:paragraph-count="73" meta:word-count="378" meta:character-count="2127" meta:non-whitespace-character-count="1889"/>
    <meta:generator>LibreOffice/4.2.8.2$Linux_X86_64 LibreOffice_project/420m0$Build-2</meta:generator>
  </office:meta>
</office:document-meta>
</file>